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902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Paquete</text:p>
          </table:table-cell>
          <table:table-cell office:value-type="string">
            <text:p>Documentar</text:p>
          </table:table-cell>
        </table:table-row>
        <table:table-row table:style-name="ro1">
          <table:table-cell office:value-type="string">
            <text:p>dynamicrefactoring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acti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domain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dynamicrefactoring.domain.conditi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domain.metadata.classifications.xml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dynamicrefactoring.domain.metadata.classifications.xml.imp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dynamicrefactoring.domain.metadata.condition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dynamicrefactoring.domain.metadata.imp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dynamicrefactoring.domain.metadata.interface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dynamicrefactoring.domain.xm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domain.xml.read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domain.xml.writ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integrati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integration.selectionhandl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interfaz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interfaz.dynamic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interfaz.view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dynamicrefactoring.interfaz.view.classifedito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dynamicrefactoring.interfaz.wizard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dynamicrefactoring.interfaz.wizard.classificationscombo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dynamicrefactoring.interfaz.wizard.listen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interfaz.wizard.search.internal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dynamicrefactoring.interfaz.wizard.search.javadoc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dynamicrefactoring.listen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preferences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uti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util.io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util.io.filte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util.processo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dynamicrefactoring.util.selecti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epository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epository.java.concreteacti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epository.java.concretefuncti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epository.java.concretepredica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epository.java.concreterefactoring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epository.mo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epository.moon.concreteacti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epository.moon.concretefunction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epository.moon.concretepredicate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repository.moon.concreterefactoring</text:p>
          </table:table-cell>
          <table:table-cell office:value-type="string">
            <text:p>N</text:p>
          </table:table-cell>
        </table:table-row>
        <table:table-row table:style-name="ro1">
          <table:table-cell/>
          <table:table-cell table:formula="of:=COUNTIF([.B3:.B41];&quot;=S&quot;)" office:value-type="float" office:value="11">
            <text:p>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S= Si documentar</text:p>
          </table:table-cell>
        </table:table-row>
        <table:table-row table:style-name="ro1">
          <table:table-cell/>
          <table:table-cell office:value-type="string">
            <text:p>N = No Docu</text:p>
          </table:table-cell>
        </table:table-row>
        <table:table-row table:style-name="ro1">
          <table:table-cell/>
          <table:table-cell office:value-type="string">
            <text:p>? = dudas</text:p>
          </table:table-cell>
        </table:table-row>
        <table:table-row table:style-name="ro1">
          <table:table-cell/>
          <table:table-cell office:value-type="string">
            <text:p>X = ya docu</text:p>
          </table:table-cell>
        </table:table-row>
        <table:table-row table:style-name="ro1" table:number-rows-repeated="1048528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11/05/2011</text:date>, <text:time>22:02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11T22:02:43</dc:date>
    <dc:creator>imediava </dc:creator>
    <meta:generator>LibreOffice/3.3$Linux LibreOffice_project/330m19$Build-202</meta:generator>
    <meta:editing-duration>PT2H4M32S</meta:editing-duration>
    <meta:editing-cycles>1</meta:editing-cycles>
    <meta:document-statistic meta:table-count="1" meta:cell-count="87" meta:object-count="0"/>
  </office:meta>
</office:document-meta>
</file>